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43BEDF6A0EBBC3279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1.7244in" svg:height="1.561in" draw:z-index="0"><draw:image xlink:href="Pictures/10000201000004B00000043BEDF6A0EBBC327946.png" xlink:type="simple" xlink:show="embed" xlink:actuate="onLoad" loext:mime-type="image/png"/></draw:frame></text:p>
      <text:p text:style-name="Standard">c’est un test</text:p>
      <text:p text:style-name="Standard">{{template_valu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4" meta:character-count="31" meta:non-whitespace-character-count="29"/>
    <meta:generator>LibreOfficeDev/6.0.5.2$Linux_X86_64 LibreOffice_project/</meta:generator>
  </office:meta>
</office:document-meta>
</file>